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0a09a" officeooo:paragraph-rsid="0010a09a"/>
    </style:style>
    <style:style style:name="P2" style:family="paragraph" style:parent-style-name="Standard">
      <style:paragraph-properties fo:text-align="start" style:justify-single-word="false"/>
      <style:text-properties officeooo:rsid="0010a09a" officeooo:paragraph-rsid="00126ebb"/>
    </style:style>
    <style:style style:name="P3" style:family="paragraph" style:parent-style-name="Standard">
      <style:paragraph-properties fo:text-align="start" style:justify-single-word="false"/>
      <style:text-properties officeooo:rsid="0010a09a" officeooo:paragraph-rsid="00139485"/>
    </style:style>
    <style:style style:name="P4" style:family="paragraph" style:parent-style-name="Standard">
      <style:paragraph-properties fo:text-align="start" style:justify-single-word="false"/>
      <style:text-properties officeooo:paragraph-rsid="0027cb09"/>
    </style:style>
    <style:style style:name="P5" style:family="paragraph" style:parent-style-name="Standard">
      <style:paragraph-properties fo:text-align="start" style:justify-single-word="false"/>
      <style:text-properties officeooo:rsid="00139485" officeooo:paragraph-rsid="00139485"/>
    </style:style>
    <style:style style:name="P6" style:family="paragraph" style:parent-style-name="Standard">
      <style:paragraph-properties fo:text-align="start" style:justify-single-word="false"/>
      <style:text-properties fo:font-weight="bold" officeooo:rsid="00139485" officeooo:paragraph-rsid="00139485" style:font-weight-asian="bold" style:font-weight-complex="bold"/>
    </style:style>
    <style:style style:name="P7" style:family="paragraph" style:parent-style-name="Standard">
      <style:paragraph-properties fo:text-align="start" style:justify-single-word="false"/>
      <style:text-properties officeooo:rsid="0013d920" officeooo:paragraph-rsid="0013d920"/>
    </style:style>
    <style:style style:name="P8" style:family="paragraph" style:parent-style-name="Standard">
      <style:paragraph-properties fo:text-align="start" style:justify-single-word="false"/>
      <style:text-properties officeooo:rsid="0013d920" officeooo:paragraph-rsid="00170660"/>
    </style:style>
    <style:style style:name="P9" style:family="paragraph" style:parent-style-name="Standard">
      <style:paragraph-properties fo:text-align="start" style:justify-single-word="false"/>
      <style:text-properties officeooo:rsid="00170660" officeooo:paragraph-rsid="00170660"/>
    </style:style>
    <style:style style:name="P10" style:family="paragraph" style:parent-style-name="Standard">
      <style:paragraph-properties fo:text-align="start" style:justify-single-word="false"/>
      <style:text-properties officeooo:rsid="00170660" officeooo:paragraph-rsid="001a097a"/>
    </style:style>
    <style:style style:name="P11" style:family="paragraph" style:parent-style-name="Standard">
      <style:paragraph-properties fo:text-align="start" style:justify-single-word="false"/>
      <style:text-properties officeooo:rsid="001ba0d3" officeooo:paragraph-rsid="001ba0d3"/>
    </style:style>
    <style:style style:name="P12" style:family="paragraph" style:parent-style-name="Standard">
      <style:paragraph-properties fo:text-align="start" style:justify-single-word="false"/>
      <style:text-properties officeooo:rsid="001ebcd0" officeooo:paragraph-rsid="001ebcd0"/>
    </style:style>
    <style:style style:name="P13" style:family="paragraph" style:parent-style-name="Standard">
      <style:paragraph-properties fo:text-align="start" style:justify-single-word="false"/>
      <style:text-properties officeooo:rsid="0026902a" officeooo:paragraph-rsid="0026902a"/>
    </style:style>
    <style:style style:name="P14" style:family="paragraph" style:parent-style-name="Standard">
      <style:paragraph-properties fo:text-align="start" style:justify-single-word="false"/>
      <style:text-properties officeooo:rsid="0027cb09" officeooo:paragraph-rsid="0027cb09"/>
    </style:style>
    <style:style style:name="P15" style:family="paragraph" style:parent-style-name="Standard">
      <style:paragraph-properties fo:text-align="start" style:justify-single-word="false"/>
      <style:text-properties officeooo:rsid="0029573e" officeooo:paragraph-rsid="0029573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26ebb" style:font-weight-asian="normal" style:font-weight-complex="normal"/>
    </style:style>
    <style:style style:name="T4" style:family="text">
      <style:text-properties fo:font-weight="normal" officeooo:rsid="0012b8bf" style:font-weight-asian="normal" style:font-weight-complex="normal"/>
    </style:style>
    <style:style style:name="T5" style:family="text">
      <style:text-properties fo:font-weight="normal" officeooo:rsid="00139485" style:font-weight-asian="normal" style:font-weight-complex="normal"/>
    </style:style>
    <style:style style:name="T6" style:family="text">
      <style:text-properties fo:font-weight="normal" officeooo:rsid="00142e77" style:font-weight-asian="normal" style:font-weight-complex="normal"/>
    </style:style>
    <style:style style:name="T7" style:family="text">
      <style:text-properties fo:font-weight="normal" officeooo:rsid="003106f1" style:font-weight-asian="normal" style:font-weight-complex="normal"/>
    </style:style>
    <style:style style:name="T8" style:family="text">
      <style:text-properties officeooo:rsid="001817d4"/>
    </style:style>
    <style:style style:name="T9" style:family="text">
      <style:text-properties officeooo:rsid="001f8a0c"/>
    </style:style>
    <style:style style:name="T10" style:family="text">
      <style:text-properties officeooo:rsid="0027cb09"/>
    </style:style>
    <style:style style:name="T11" style:family="text">
      <style:text-properties officeooo:rsid="002934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jamin Pierce (bgp12)</text:p>
      <text:p text:style-name="P1">EECS 338</text:p>
      <text:p text:style-name="P1">HW1</text:p>
      <text:p text:style-name="P1">Due: Jan 23 2019</text:p>
      <text:p text:style-name="P1"/>
      <text:p text:style-name="P2">1) From the textbook, a process is defined as a program that is loaded into memory <text:span text:style-name="T1">and</text:span><text:span text:style-name="T2"> executing. Thus, the difference between a program in memory </text:span><text:span text:style-name="T3">and a process is that a process is actively executing. <text:s/></text:span><text:span text:style-name="T4">A program loaded into memory is a passive entity; that is, no CPU cycles are devoted to its execution. In contrast, a process is an active entity </text:span><text:span text:style-name="T7">that is supplying the CPU with instructions. </text:span></text:p>
      <text:p text:style-name="P2"><text:span text:style-name="T3"/></text:p>
      <text:p text:style-name="P3"><text:span text:style-name="T3">2) </text:span><text:span text:style-name="T5">I used this command to pipe top to a .txt: $top -b -u bp0017 &gt; topped.txt</text:span></text:p>
      <text:p text:style-name="P5"><text:span text:style-name="T2">This is the output, </text:span><text:span text:style-name="T6">the relevant entries are bolded. </text:span></text:p>
      <text:p text:style-name="P5"><text:span text:style-name="T2"/></text:p>
      <text:p text:style-name="P5">top - 14:38:33 up 32 min, <text:s/>2 users, <text:s/>load average: 0.23, 0.42, 0.27</text:p>
      <text:p text:style-name="P5">Tasks: 232 total, <text:s text:c="2"/>3 running, 164 sleeping, <text:s text:c="2"/>0 stopped, <text:s text:c="2"/>0 zombie</text:p>
      <text:p text:style-name="P5">%Cpu(s): <text:s/>2.9 us, <text:s/>0.3 sy, <text:s/>0.1 ni, 96.7 id, <text:s/>0.1 wa, <text:s/>0.0 hi, <text:s/>0.0 si, <text:s/>0.0 st</text:p>
      <text:p text:style-name="P5">KiB Mem : <text:s/>7985248 total, <text:s/>4880668 free, <text:s/>1349764 used, <text:s/>1754816 buff/cache</text:p>
      <text:p text:style-name="P5">KiB Swap: <text:s text:c="4"/>1020 total, <text:s text:c="4"/>1020 free, <text:s text:c="7"/>0 used. <text:s/>6265484 avail Mem </text:p>
      <text:p text:style-name="P5"/>
      <text:p text:style-name="P5"><text:s text:c="2"/>PID USER <text:s text:c="5"/>PR <text:s/>NI <text:s text:c="3"/>VIRT <text:s text:c="3"/>RES <text:s text:c="3"/>SHR S <text:s/>%CPU %MEM <text:s text:c="4"/>TIME+ COMMAND</text:p>
      <text:p text:style-name="P6">10459 bp0017 <text:s text:c="3"/>20 <text:s text:c="2"/>0 <text:s text:c="3"/>4508 <text:s text:c="3"/>708 <text:s text:c="3"/>644 R 100.0 <text:s/>0.0 <text:s text:c="2"/>0:00.16 for</text:p>
      <text:p text:style-name="P5"><text:s/>8846 bp0017 <text:s text:c="3"/>20 <text:s text:c="2"/>0 <text:s/>596000 <text:s/>56116 <text:s/>29312 R <text:s/>62.5 <text:s/>0.7 <text:s text:c="2"/>0:17.72 xfce4-term+</text:p>
      <text:p text:style-name="P6">10460 bp0017 <text:s text:c="3"/>20 <text:s text:c="2"/>0 <text:s text:c="3"/>4508 <text:s text:c="3"/>744 <text:s text:c="3"/>680 S <text:s text:c="2"/>6.2 <text:s/>0.0 <text:s text:c="2"/>0:00.01 while</text:p>
      <text:p text:style-name="P5"><text:s/>1134 bp0017 <text:s text:c="3"/>20 <text:s text:c="2"/>0 <text:s text:c="2"/>76992 <text:s text:c="2"/>8060 <text:s text:c="2"/>6664 S <text:s text:c="2"/>0.0 <text:s/>0.1 <text:s text:c="2"/>0:00.03 systemd</text:p>
      <text:p text:style-name="P5"><text:s/>1135 bp0017 <text:s text:c="3"/>20 <text:s text:c="2"/>0 <text:s/>112052 <text:s text:c="2"/>2712 <text:s text:c="4"/>44 S <text:s text:c="2"/>0.0 <text:s/>0.0 <text:s text:c="2"/>0:00.00 (sd-pam)</text:p>
      <text:p text:style-name="P5"><text:s/>1151 bp0017 <text:s text:c="3"/>20 <text:s text:c="2"/>0 <text:s/>281252 <text:s text:c="2"/>7720 <text:s text:c="2"/>6760 S <text:s text:c="2"/>0.0 <text:s/>0.1 <text:s text:c="2"/>0:00.03 gnome-keyr+</text:p>
      <text:p text:style-name="P5"><text:s/>1154 bp0017 <text:s text:c="3"/>20 <text:s text:c="2"/>0 <text:s text:c="3"/>4628 <text:s text:c="2"/>1628 <text:s text:c="2"/>1536 S <text:s text:c="2"/>0.0 <text:s/>0.0 <text:s text:c="2"/>0:00.03 sh</text:p>
      <text:p text:style-name="P5"><text:s/>1169 bp0017 <text:s text:c="3"/>20 <text:s text:c="2"/>0 <text:s text:c="2"/>50596 <text:s text:c="2"/>5064 <text:s text:c="2"/>3828 S <text:s text:c="2"/>0.0 <text:s/>0.1 <text:s text:c="2"/>0:00.23 dbus-daemon</text:p>
      <text:p text:style-name="P5"><text:s/>1255 bp0017 <text:s text:c="3"/>20 <text:s text:c="2"/>0 <text:s text:c="2"/>11304 <text:s text:c="3"/>320 <text:s text:c="5"/>0 S <text:s text:c="2"/>0.0 <text:s/>0.0 <text:s text:c="2"/>0:00.00 ssh-agent</text:p>
      <text:p text:style-name="P5"><text:s/>1273 bp0017 <text:s text:c="3"/>20 <text:s text:c="2"/>0 <text:s/>334096 <text:s/>14480 <text:s/>12660 S <text:s text:c="2"/>0.0 <text:s/>0.2 <text:s text:c="2"/>0:00.06 xfce4-sess+</text:p>
      <text:p text:style-name="P5"><text:s/>1277 bp0017 <text:s text:c="3"/>20 <text:s text:c="2"/>0 <text:s text:c="2"/>59376 <text:s text:c="2"/>5192 <text:s text:c="2"/>4528 S <text:s text:c="2"/>0.0 <text:s/>0.1 <text:s text:c="2"/>0:00.02 xfconfd</text:p>
      <text:p text:style-name="P5"><text:s/>1284 bp0017 <text:s text:c="3"/>20 <text:s text:c="2"/>0 <text:s/>191772 <text:s/>26100 <text:s/>18872 S <text:s text:c="2"/>0.0 <text:s/>0.3 <text:s text:c="2"/>0:03.59 xfwm4</text:p>
      <text:p text:style-name="P5"><text:s/>1288 bp0017 <text:s text:c="3"/>20 <text:s text:c="2"/>0 <text:s/>406300 <text:s/>28940 <text:s/>22516 S <text:s text:c="2"/>0.0 <text:s/>0.4 <text:s text:c="2"/>0:00.57 xfce4-panel</text:p>
      <text:p text:style-name="P5"><text:s/>1290 bp0017 <text:s text:c="3"/>20 <text:s text:c="2"/>0 <text:s/>557644 <text:s/>35272 <text:s/>27360 S <text:s text:c="2"/>0.0 <text:s/>0.4 <text:s text:c="2"/>0:01.18 Thunar</text:p>
      <text:p text:style-name="P5"><text:s/>1292 bp0017 <text:s text:c="3"/>20 <text:s text:c="2"/>0 <text:s/>579004 <text:s/>53312 <text:s/>33760 S <text:s text:c="2"/>0.0 <text:s/>0.7 <text:s text:c="2"/>0:00.84 xfdesktop</text:p>
      <text:p text:style-name="P5"><text:s/>1293 bp0017 <text:s text:c="3"/>20 <text:s text:c="2"/>0 <text:s/>647864 <text:s/>37360 <text:s/>27996 S <text:s text:c="2"/>0.0 <text:s/>0.5 <text:s text:c="2"/>0:02.65 plank</text:p>
      <text:p text:style-name="P5"><text:s/>1294 bp0017 <text:s text:c="3"/>20 <text:s text:c="2"/>0 <text:s text:c="3"/>4628 <text:s text:c="3"/>872 <text:s text:c="3"/>808 S <text:s text:c="2"/>0.0 <text:s/>0.0 <text:s text:c="2"/>0:00.00 ruby.sh</text:p>
      <text:p text:style-name="P5"><text:s/>1296 bp0017 <text:s text:c="3"/>20 <text:s text:c="2"/>0 <text:s/>645316 <text:s/>54652 <text:s/>31776 S <text:s text:c="2"/>0.0 <text:s/>0.7 <text:s text:c="2"/>0:00.49 guake</text:p>
      <text:p text:style-name="P5"><text:s/>1301 bp0017 <text:s text:c="3"/>20 <text:s text:c="2"/>0 <text:s/>381928 <text:s/>17120 <text:s/>14288 S <text:s text:c="2"/>0.0 <text:s/>0.2 <text:s text:c="2"/>0:00.20 xfsettingsd</text:p>
      <text:p text:style-name="P5"><text:s/>1305 bp0017 <text:s text:c="3"/>20 <text:s text:c="2"/>0 <text:s text:c="2"/>56016 <text:s/>10984 <text:s text:c="2"/>5160 S <text:s text:c="2"/>0.0 <text:s/>0.1 <text:s text:c="2"/>0:00.07 ruby</text:p>
      <text:p text:style-name="P5"><text:s/>1318 bp0017 <text:s text:c="3"/>20 <text:s text:c="2"/>0 <text:s/>591584 <text:s/>13120 <text:s/>11208 S <text:s text:c="2"/>0.0 <text:s/>0.2 <text:s text:c="2"/>0:00.00 xfce4-volu+</text:p>
      <text:p text:style-name="P5"><text:s/>1320 bp0017 <text:s text:c="3"/>20 <text:s text:c="2"/>0 <text:s/>398492 <text:s/>20904 <text:s/>15812 S <text:s text:c="2"/>0.0 <text:s/>0.3 <text:s text:c="2"/>0:00.12 light-lock+</text:p>
      <text:p text:style-name="P5"><text:s/>1322 bp0017 <text:s text:c="3"/>20 <text:s text:c="2"/>0 <text:s/>322532 <text:s/>19876 <text:s/>14848 S <text:s text:c="2"/>0.0 <text:s/>0.2 <text:s text:c="2"/>0:00.12 polkit-gno+</text:p>
      <text:p text:style-name="P5"><text:s/>1323 bp0017 <text:s text:c="3"/>20 <text:s text:c="2"/>0 <text:s/>349220 <text:s text:c="2"/>6412 <text:s text:c="2"/>5724 S <text:s text:c="2"/>0.0 <text:s/>0.1 <text:s text:c="2"/>0:00.00 at-spi-bus+</text:p>
      <text:p text:style-name="P5"><text:s/>1332 bp0017 <text:s text:c="3"/>20 <text:s text:c="2"/>0 <text:s text:c="2"/>49924 <text:s text:c="2"/>4176 <text:s text:c="2"/>3708 S <text:s text:c="2"/>0.0 <text:s/>0.1 <text:s text:c="2"/>0:00.08 dbus-daemon</text:p>
      <text:p text:style-name="P5"><text:s/>1338 bp0017 <text:s text:c="3"/>20 <text:s text:c="2"/>0 <text:s/>188032 <text:s text:c="2"/>5304 <text:s text:c="2"/>4544 S <text:s text:c="2"/>0.0 <text:s/>0.1 <text:s text:c="2"/>0:00.11 dconf-serv+</text:p>
      <text:p text:style-name="P5"><text:s/>1342 bp0017 <text:s text:c="3"/>20 <text:s text:c="2"/>0 <text:s/>254236 <text:s/>32892 <text:s/>15900 S <text:s text:c="2"/>0.0 <text:s/>0.4 <text:s text:c="2"/>0:00.35 applet.py</text:p>
      <text:p text:style-name="P5"><text:s/>1343 bp0017 <text:s text:c="3"/>20 <text:s text:c="2"/>0 <text:s/>649472 <text:s/>37996 <text:s/>30112 S <text:s text:c="2"/>0.0 <text:s/>0.5 <text:s text:c="2"/>0:00.71 nm-applet</text:p>
      <text:p text:style-name="P5"><text:s/>1346 bp0017 <text:s text:c="3"/>20 <text:s text:c="2"/>0 <text:s/>672876 <text:s/>56372 <text:s/>35284 S <text:s text:c="2"/>0.0 <text:s/>0.7 <text:s text:c="2"/>0:00.43 blueman-ap+</text:p>
      <text:p text:style-name="P5"><text:soft-page-break/><text:s/>1348 bp0017 <text:s text:c="3"/>20 <text:s text:c="2"/>0 <text:s/>350188 <text:s/>21136 <text:s/>15540 S <text:s text:c="2"/>0.0 <text:s/>0.3 <text:s text:c="2"/>0:00.15 xfce4-powe+</text:p>
      <text:p text:style-name="P5"><text:s/>1351 bp0017 <text:s text:c="4"/>9 -11 <text:s/>900996 <text:s/>11752 <text:s text:c="2"/>8536 S <text:s text:c="2"/>0.0 <text:s/>0.1 <text:s text:c="2"/>0:00.06 pulseaudio</text:p>
      <text:p text:style-name="P5"><text:s/>1353 bp0017 <text:s text:c="3"/>20 <text:s text:c="2"/>0 <text:s/>220772 <text:s text:c="2"/>6900 <text:s text:c="2"/>6188 S <text:s text:c="2"/>0.0 <text:s/>0.1 <text:s text:c="2"/>0:00.29 at-spi2-re+</text:p>
      <text:p text:style-name="P5"><text:s/>1356 bp0017 <text:s text:c="3"/>20 <text:s text:c="2"/>0 <text:s/>284856 <text:s text:c="2"/>7072 <text:s text:c="2"/>6168 S <text:s text:c="2"/>0.0 <text:s/>0.1 <text:s text:c="2"/>0:00.01 gvfsd</text:p>
      <text:p text:style-name="P5"><text:s/>1364 bp0017 <text:s text:c="3"/>20 <text:s text:c="2"/>0 <text:s/>416112 <text:s text:c="2"/>5396 <text:s text:c="2"/>4864 S <text:s text:c="2"/>0.0 <text:s/>0.1 <text:s text:c="2"/>0:00.00 gvfsd-fuse</text:p>
      <text:p text:style-name="P5"><text:s/>1391 bp0017 <text:s text:c="3"/>20 <text:s text:c="2"/>0 <text:s/>415188 <text:s/>25276 <text:s/>19804 S <text:s text:c="2"/>0.0 <text:s/>0.3 <text:s text:c="2"/>0:00.13 xfce4-noti+</text:p>
      <text:p text:style-name="P5"><text:s/>1392 bp0017 <text:s text:c="3"/>20 <text:s text:c="2"/>0 <text:s/>367432 <text:s/>31756 <text:s/>24564 S <text:s text:c="2"/>0.0 <text:s/>0.4 <text:s text:c="2"/>0:00.22 panel-1-wh+</text:p>
      <text:p text:style-name="P5"><text:s/>1404 bp0017 <text:s text:c="3"/>20 <text:s text:c="2"/>0 <text:s text:c="3"/>4628 <text:s text:c="3"/>832 <text:s text:c="3"/>764 S <text:s text:c="2"/>0.0 <text:s/>0.0 <text:s text:c="2"/>0:00.00 ruby.sh</text:p>
      <text:p text:style-name="P5"><text:s/>1419 bp0017 <text:s text:c="3"/>20 <text:s text:c="2"/>0 4269656 <text:s/>25792 <text:s text:c="2"/>7844 S <text:s text:c="2"/>0.0 <text:s/>0.3 <text:s text:c="2"/>0:05.85 ruby</text:p>
      <text:p text:style-name="P5"><text:s/>1423 bp0017 <text:s text:c="3"/>20 <text:s text:c="2"/>0 <text:s/>416480 <text:s/>25972 <text:s/>18900 S <text:s text:c="2"/>0.0 <text:s/>0.3 <text:s text:c="2"/>0:00.69 bamfdaemon</text:p>
      <text:p text:style-name="P5"><text:s/>1424 bp0017 <text:s text:c="3"/>20 <text:s text:c="2"/>0 <text:s/>173852 <text:s/>14428 <text:s/>12552 S <text:s text:c="2"/>0.0 <text:s/>0.2 <text:s text:c="2"/>0:00.03 panel-4-sy+</text:p>
      <text:p text:style-name="P5"><text:s/>1427 bp0017 <text:s text:c="3"/>20 <text:s text:c="2"/>0 <text:s/>396852 <text:s/>31780 <text:s/>25952 S <text:s text:c="2"/>0.0 <text:s/>0.4 <text:s text:c="2"/>0:00.41 panel-5-po+</text:p>
      <text:p text:style-name="P5"><text:s/>1462 bp0017 <text:s text:c="3"/>20 <text:s text:c="2"/>0 <text:s/>299200 <text:s text:c="2"/>8452 <text:s text:c="2"/>7184 S <text:s text:c="2"/>0.0 <text:s/>0.1 <text:s text:c="2"/>0:00.01 gvfs-udisk+</text:p>
      <text:p text:style-name="P5"><text:s/>1466 bp0017 <text:s text:c="3"/>20 <text:s text:c="2"/>0 <text:s/>371704 <text:s text:c="2"/>7576 <text:s text:c="2"/>6684 S <text:s text:c="2"/>0.0 <text:s/>0.1 <text:s text:c="2"/>0:00.00 gvfs-afc-v+</text:p>
      <text:p text:style-name="P5"><text:s/>1473 bp0017 <text:s text:c="3"/>20 <text:s text:c="2"/>0 <text:s/>268760 <text:s text:c="2"/>4816 <text:s text:c="2"/>4352 S <text:s text:c="2"/>0.0 <text:s/>0.1 <text:s text:c="2"/>0:00.00 gvfs-mtp-v+</text:p>
      <text:p text:style-name="P5"><text:s/>1477 bp0017 <text:s text:c="3"/>20 <text:s text:c="2"/>0 <text:s/>266948 <text:s text:c="2"/>5880 <text:s text:c="2"/>5300 S <text:s text:c="2"/>0.0 <text:s/>0.1 <text:s text:c="2"/>0:00.00 gvfs-goa-v+</text:p>
      <text:p text:style-name="P5"><text:s/>1481 bp0017 <text:s text:c="3"/>20 <text:s text:c="2"/>0 <text:s/>281548 <text:s text:c="2"/>5628 <text:s text:c="2"/>5032 S <text:s text:c="2"/>0.0 <text:s/>0.1 <text:s text:c="2"/>0:00.00 gvfs-gphot+</text:p>
      <text:p text:style-name="P5"><text:s/>1487 bp0017 <text:s text:c="3"/>20 <text:s text:c="2"/>0 <text:s text:c="2"/>22708 <text:s text:c="2"/>4664 <text:s text:c="2"/>3128 S <text:s text:c="2"/>0.0 <text:s/>0.1 <text:s text:c="2"/>0:00.01 bash</text:p>
      <text:p text:style-name="P5"><text:s/>1503 bp0017 <text:s text:c="3"/>20 <text:s text:c="2"/>0 <text:s text:c="2"/>82728 <text:s text:c="2"/>6756 <text:s text:c="2"/>6096 S <text:s text:c="2"/>0.0 <text:s/>0.1 <text:s text:c="2"/>0:00.00 obexd</text:p>
      <text:p text:style-name="P5"><text:s/>1513 bp0017 <text:s text:c="3"/>20 <text:s text:c="2"/>0 <text:s/>361120 <text:s text:c="2"/>7604 <text:s text:c="2"/>6440 S <text:s text:c="2"/>0.0 <text:s/>0.1 <text:s text:c="2"/>0:00.03 gvfsd-trash</text:p>
      <text:p text:style-name="P5"><text:s/>1544 bp0017 <text:s text:c="3"/>20 <text:s text:c="2"/>0 <text:s/>197376 <text:s text:c="2"/>5840 <text:s text:c="2"/>5244 S <text:s text:c="2"/>0.0 <text:s/>0.1 <text:s text:c="2"/>0:00.00 gvfsd-meta+</text:p>
      <text:p text:style-name="P5"><text:s/>2294 bp0017 <text:s text:c="3"/>20 <text:s text:c="2"/>0 <text:s text:c="3"/>4628 <text:s text:c="3"/>800 <text:s text:c="3"/>732 S <text:s text:c="2"/>0.0 <text:s/>0.0 <text:s text:c="2"/>0:00.00 sh</text:p>
      <text:p text:style-name="P5"><text:s/>2298 bp0017 <text:s text:c="3"/>20 <text:s text:c="2"/>0 3121572 131972 <text:s/>98124 S <text:s text:c="2"/>0.0 <text:s/>1.7 <text:s text:c="2"/>0:04.34 pia_nw</text:p>
      <text:p text:style-name="P5"><text:s/>2404 bp0017 <text:s text:c="3"/>20 <text:s text:c="2"/>0 <text:s/>372708 <text:s/>43320 <text:s/>35524 S <text:s text:c="2"/>0.0 <text:s/>0.5 <text:s text:c="2"/>0:00.02 pia_nw</text:p>
      <text:p text:style-name="P5"><text:s/>2441 bp0017 <text:s text:c="3"/>20 <text:s text:c="2"/>0 2463540 161668 <text:s/>97324 S <text:s text:c="2"/>0.0 <text:s/>2.0 <text:s text:c="2"/>0:03.68 exe</text:p>
      <text:p text:style-name="P5"><text:s/>2443 bp0017 <text:s text:c="3"/>20 <text:s text:c="2"/>0 <text:s/>812640 <text:s/>50948 <text:s/>39548 S <text:s text:c="2"/>0.0 <text:s/>0.6 <text:s text:c="2"/>0:00.04 exe</text:p>
      <text:p text:style-name="P5"><text:s/>2530 bp0017 <text:s text:c="3"/>20 <text:s text:c="2"/>0 2116884 366476 161616 S <text:s text:c="2"/>0.0 <text:s/>4.6 <text:s text:c="2"/>0:28.11 firefox</text:p>
      <text:p text:style-name="P5"><text:s/>2621 bp0017 <text:s text:c="3"/>20 <text:s text:c="2"/>0 1708788 222056 138936 S <text:s text:c="2"/>0.0 <text:s/>2.8 <text:s text:c="2"/>0:09.53 Web Content</text:p>
      <text:p text:style-name="P5"><text:s/>2695 bp0017 <text:s text:c="3"/>20 <text:s text:c="2"/>0 1614260 154768 <text:s/>84720 S <text:s text:c="2"/>0.0 <text:s/>1.9 <text:s text:c="2"/>0:06.32 WebExtensi+</text:p>
      <text:p text:style-name="P5"><text:s/>4459 bp0017 <text:s text:c="3"/>20 <text:s text:c="2"/>0 98.237g 103480 <text:s/>56492 S <text:s text:c="2"/>0.0 <text:s/>1.3 <text:s text:c="2"/>0:01.79 atril</text:p>
      <text:p text:style-name="P5"><text:s/>4467 bp0017 <text:s text:c="3"/>20 <text:s text:c="2"/>0 <text:s/>187764 <text:s text:c="2"/>4240 <text:s text:c="2"/>3856 S <text:s text:c="2"/>0.0 <text:s/>0.1 <text:s text:c="2"/>0:00.00 atrild</text:p>
      <text:p text:style-name="P5"><text:s/>4478 bp0017 <text:s text:c="3"/>20 <text:s text:c="2"/>0 97.920g <text:s/>32960 <text:s/>27680 S <text:s text:c="2"/>0.0 <text:s/>0.4 <text:s text:c="2"/>0:00.03 WebKitNetw+</text:p>
      <text:p text:style-name="P5"><text:s/>4584 bp0017 <text:s text:c="3"/>20 <text:s text:c="2"/>0 <text:s/>145440 <text:s text:c="2"/>6292 <text:s text:c="2"/>5168 S <text:s text:c="2"/>0.0 <text:s/>0.1 <text:s text:c="2"/>0:00.01 oosplash</text:p>
      <text:p text:style-name="P5"><text:s/>4602 bp0017 <text:s text:c="3"/>20 <text:s text:c="2"/>0 1394072 185032 118728 S <text:s text:c="2"/>0.0 <text:s/>2.3 <text:s text:c="2"/>0:13.99 soffice.bin</text:p>
      <text:p text:style-name="P5"><text:s/>8852 bp0017 <text:s text:c="3"/>20 <text:s text:c="2"/>0 <text:s text:c="2"/>23224 <text:s text:c="2"/>5768 <text:s text:c="2"/>3516 S <text:s text:c="2"/>0.0 <text:s/>0.1 <text:s text:c="2"/>0:00.06 bash</text:p>
      <text:p text:style-name="P5"><text:s/>9019 bp0017 <text:s text:c="3"/>20 <text:s text:c="2"/>0 <text:s text:c="2"/>22708 <text:s text:c="2"/>5060 <text:s text:c="2"/>3332 S <text:s text:c="2"/>0.0 <text:s/>0.1 <text:s text:c="2"/>0:00.07 bash</text:p>
      <text:p text:style-name="P5"><text:s/>9195 bp0017 <text:s text:c="3"/>20 <text:s text:c="2"/>0 <text:s text:c="2"/>23224 <text:s text:c="2"/>5544 <text:s text:c="2"/>3288 S <text:s text:c="2"/>0.0 <text:s/>0.1 <text:s text:c="2"/>0:00.09 bash</text:p>
      <text:p text:style-name="P6"><text:s/>9592 bp0017 <text:s text:c="3"/>20 <text:s text:c="2"/>0 <text:s text:c="3"/>4508 <text:s text:c="3"/>768 <text:s text:c="3"/>704 S <text:s text:c="2"/>0.0 <text:s/>0.0 <text:s text:c="2"/>0:00.00 input</text:p>
      <text:p text:style-name="P5">10077 bp0017 <text:s text:c="3"/>20 <text:s text:c="2"/>0 1470632 <text:s/>77424 <text:s/>61464 S <text:s text:c="2"/>0.0 <text:s/>1.0 <text:s text:c="2"/>0:00.12 Web Content</text:p>
      <text:p text:style-name="P6">10461 bp0017 <text:s text:c="3"/>20 <text:s text:c="2"/>0 <text:s text:c="3"/>4508 <text:s text:c="3"/>788 <text:s text:c="3"/>724 S <text:s text:c="2"/>0.0 <text:s/>0.0 <text:s text:c="2"/>0:00.00 sleep</text:p>
      <text:p text:style-name="P5">10462 bp0017 <text:s text:c="3"/>20 <text:s text:c="2"/>0 <text:s text:c="2"/>41776 <text:s text:c="2"/>3804 <text:s text:c="2"/>3224 R <text:s text:c="2"/>0.0 <text:s/>0.0 <text:s text:c="2"/>0:00.00 top</text:p>
      <text:p text:style-name="P5"/>
      <text:p text:style-name="P7">For and while both take the most CPU cycles, whereas input and sleep take very few. For takes that most resources, comparatively This makes sense, as the for program is doing the most “work,” as it prints almost nothing and loops for a long period of time. The while program, while also looping, prints things out, which returns control to the system. The sleep program does nothing but wait, and the input program does the same after requesting input, <text:span text:style-name="T8">resulting in an ‘S’ in the status column. </text:span></text:p>
      <text:p text:style-name="P7"/>
      <text:p text:style-name="P7"/>
      <text:p text:style-name="P10"><text:soft-page-break/>3) <text:span text:style-name="T8">Using a similar command: $./for &amp; ./for &amp; ./for &amp; ./for &amp; ./for &amp; ./for &amp; <text:s/>./for &amp; ./for &amp; ./for &amp; ./for &amp; ./for &amp; top -b -u bp0017 &gt; topped.txt</text:span></text:p>
      <text:p text:style-name="P10"/>
      <text:p text:style-name="P11">We run many instances of for due to having an 8 core system. </text:p>
      <text:p text:style-name="P9"/>
      <text:p text:style-name="P9"/>
      <text:p text:style-name="P8">top - 14:50:16 up 43 min, <text:s/>2 users, <text:s/>load average: 0.41, 0.74, 0.50</text:p>
      <text:p text:style-name="P8">Tasks: 241 total, <text:s/>11 running, 163 sleeping, <text:s text:c="2"/>0 stopped, <text:s text:c="2"/>0 zombie</text:p>
      <text:p text:style-name="P8">%Cpu(s): <text:s/>3.7 us, <text:s/>0.3 sy, <text:s/>0.1 ni, 95.8 id, <text:s/>0.1 wa, <text:s/>0.0 hi, <text:s/>0.0 si, <text:s/>0.0 st</text:p>
      <text:p text:style-name="P8">KiB Mem : <text:s/>7985248 total, <text:s/>4809960 free, <text:s/>1381596 used, <text:s/>1793692 buff/cache</text:p>
      <text:p text:style-name="P8">KiB Swap: <text:s text:c="4"/>1020 total, <text:s text:c="4"/>1020 free, <text:s text:c="7"/>0 used. <text:s/>6204868 avail Mem </text:p>
      <text:p text:style-name="P8"/>
      <text:p text:style-name="P8"><text:s text:c="2"/>PID USER <text:s text:c="5"/>PR <text:s/>NI <text:s text:c="3"/>VIRT <text:s text:c="3"/>RES <text:s text:c="3"/>SHR S <text:s/>%CPU %MEM <text:s text:c="4"/>TIME+ COMMAND</text:p>
      <text:p text:style-name="P8">13315 bp0017 <text:s text:c="3"/>20 <text:s text:c="2"/>0 <text:s text:c="3"/>4508 <text:s text:c="3"/>796 <text:s text:c="3"/>732 R 100.0 <text:s/>0.0 <text:s text:c="2"/>0:00.19 for</text:p>
      <text:p text:style-name="P8">13318 bp0017 <text:s text:c="3"/>20 <text:s text:c="2"/>0 <text:s text:c="3"/>4508 <text:s text:c="3"/>796 <text:s text:c="3"/>732 R 100.0 <text:s/>0.0 <text:s text:c="2"/>0:00.19 for</text:p>
      <text:p text:style-name="P8">13321 bp0017 <text:s text:c="3"/>20 <text:s text:c="2"/>0 <text:s text:c="3"/>4508 <text:s text:c="3"/>796 <text:s text:c="3"/>732 R 100.0 <text:s/>0.0 <text:s text:c="2"/>0:00.19 for</text:p>
      <text:p text:style-name="P8">13319 bp0017 <text:s text:c="3"/>20 <text:s text:c="2"/>0 <text:s text:c="3"/>4508 <text:s text:c="3"/>796 <text:s text:c="3"/>732 R <text:s/>93.8 <text:s/>0.0 <text:s text:c="2"/>0:00.17 for</text:p>
      <text:p text:style-name="P8">13316 bp0017 <text:s text:c="3"/>20 <text:s text:c="2"/>0 <text:s text:c="3"/>4508 <text:s text:c="3"/>748 <text:s text:c="3"/>684 R <text:s/>81.2 <text:s/>0.0 <text:s text:c="2"/>0:00.15 for</text:p>
      <text:p text:style-name="P8">13324 bp0017 <text:s text:c="3"/>20 <text:s text:c="2"/>0 <text:s text:c="3"/>4508 <text:s text:c="3"/>712 <text:s text:c="3"/>652 R <text:s/>75.0 <text:s/>0.0 <text:s text:c="2"/>0:00.12 for</text:p>
      <text:p text:style-name="P8">13320 bp0017 <text:s text:c="3"/>20 <text:s text:c="2"/>0 <text:s text:c="3"/>4508 <text:s text:c="3"/>736 <text:s text:c="3"/>672 R <text:s/>68.8 <text:s/>0.0 <text:s text:c="2"/>0:00.13 for</text:p>
      <text:p text:style-name="P8">13317 bp0017 <text:s text:c="3"/>20 <text:s text:c="2"/>0 <text:s text:c="3"/>4508 <text:s text:c="3"/>748 <text:s text:c="3"/>684 R <text:s/>62.5 <text:s/>0.0 <text:s text:c="2"/>0:00.13 for</text:p>
      <text:p text:style-name="P8">13322 bp0017 <text:s text:c="3"/>20 <text:s text:c="2"/>0 <text:s text:c="3"/>4508 <text:s text:c="3"/>752 <text:s text:c="3"/>692 R <text:s/>62.5 <text:s/>0.0 <text:s text:c="2"/>0:00.12 for</text:p>
      <text:p text:style-name="P8">13323 bp0017 <text:s text:c="3"/>20 <text:s text:c="2"/>0 <text:s text:c="3"/>4508 <text:s text:c="3"/>768 <text:s text:c="3"/>704 R <text:s/>56.2 <text:s/>0.0 <text:s text:c="2"/>0:00.10 for</text:p>
      <text:p text:style-name="P8"><text:s/>1134 bp0017 <text:s text:c="3"/>20 <text:s text:c="2"/>0 <text:s text:c="2"/>76992 <text:s text:c="2"/>8060 <text:s text:c="2"/>6664 S <text:s text:c="2"/>0.0 <text:s/>0.1 <text:s text:c="2"/>0:00.03 systemd</text:p>
      <text:p text:style-name="P8"><text:s/>1135 bp0017 <text:s text:c="3"/>20 <text:s text:c="2"/>0 <text:s/>112052 <text:s text:c="2"/>2712 <text:s text:c="4"/>44 S <text:s text:c="2"/>0.0 <text:s/>0.0 <text:s text:c="2"/>0:00.00 (sd-pam)</text:p>
      <text:p text:style-name="P8"><text:s/>1151 bp0017 <text:s text:c="3"/>20 <text:s text:c="2"/>0 <text:s/>281252 <text:s text:c="2"/>7720 <text:s text:c="2"/>6760 S <text:s text:c="2"/>0.0 <text:s/>0.1 <text:s text:c="2"/>0:00.03 gnome-keyr+</text:p>
      <text:p text:style-name="P8"><text:s/>1154 bp0017 <text:s text:c="3"/>20 <text:s text:c="2"/>0 <text:s text:c="3"/>4628 <text:s text:c="2"/>1628 <text:s text:c="2"/>1536 S <text:s text:c="2"/>0.0 <text:s/>0.0 <text:s text:c="2"/>0:00.03 sh</text:p>
      <text:p text:style-name="P8"><text:s/>1169 bp0017 <text:s text:c="3"/>20 <text:s text:c="2"/>0 <text:s text:c="2"/>50596 <text:s text:c="2"/>5064 <text:s text:c="2"/>3828 S <text:s text:c="2"/>0.0 <text:s/>0.1 <text:s text:c="2"/>0:00.31 dbus-daemon</text:p>
      <text:p text:style-name="P8">…</text:p>
      <text:p text:style-name="P8">… </text:p>
      <text:p text:style-name="P12">Interestingly, the processes have less then 100 %CPU. This makes sense, as <text:span text:style-name="T9">the number of processes exceeds the number of cores, the operating system halts execution on one process to execute another. The OS shares CPU power between the 11 running processes, and as a result, most of the processes are not executed 100% of the time, as there is a finite amount of cores. </text:span></text:p>
      <text:p text:style-name="P12"/>
      <text:p text:style-name="P13">4)</text:p>
      <text:p text:style-name="P15">After executing the previous command with 11 for’s, the window is immediately closed. </text:p>
      <text:p text:style-name="P15"/>
      <text:p text:style-name="P13">top - 15:01:40 up 55 min, <text:s/>2 users, <text:s/>load average: 0.63, 0.53, 0.56</text:p>
      <text:p text:style-name="P13">Tasks: 228 total, <text:s text:c="2"/>1 running, 162 sleeping, <text:s text:c="2"/>0 stopped, <text:s text:c="2"/>0 zombie</text:p>
      <text:p text:style-name="P13">%Cpu(s): <text:s/>4.4 us, <text:s/>0.4 sy, <text:s/>0.0 ni, 95.1 id, <text:s/>0.0 wa, <text:s/>0.0 hi, <text:s/>0.0 si, <text:s/>0.0 st</text:p>
      <text:p text:style-name="P13">KiB Mem : <text:s/>7985248 total, <text:s/>4802952 free, <text:s/>1376488 used, <text:s/>1805808 buff/cache</text:p>
      <text:p text:style-name="P13">KiB Swap: <text:s text:c="4"/>1020 total, <text:s text:c="4"/>1020 free, <text:s text:c="7"/>0 used. <text:s/>6208704 avail Mem </text:p>
      <text:p text:style-name="P13"/>
      <text:p text:style-name="P13"><text:s text:c="2"/>PID USER <text:s text:c="5"/>PR <text:s/>NI <text:s text:c="3"/>VIRT <text:s text:c="3"/>RES <text:s text:c="3"/>SHR S <text:s/>%CPU %MEM <text:s text:c="4"/>TIME+ COMMAND</text:p>
      <text:p text:style-name="P13"><text:s/>2695 bp0017 <text:s text:c="3"/>20 <text:s text:c="2"/>0 1617332 169852 <text:s/>85324 S <text:s text:c="2"/>6.2 <text:s/>2.1 <text:s text:c="2"/>0:10.28 WebExtensi+</text:p>
      <text:p text:style-name="P13">15566 bp0017 <text:s text:c="3"/>20 <text:s text:c="2"/>0 <text:s text:c="2"/>41776 <text:s text:c="2"/>3632 <text:s text:c="2"/>3052 R <text:s text:c="2"/>6.2 <text:s/>0.0 <text:s text:c="2"/>0:00.02 top</text:p>
      <text:p text:style-name="P13"><text:s/>1134 bp0017 <text:s text:c="3"/>20 <text:s text:c="2"/>0 <text:s text:c="2"/>76992 <text:s text:c="2"/>8060 <text:s text:c="2"/>6664 S <text:s text:c="2"/>0.0 <text:s/>0.1 <text:s text:c="2"/>0:00.03 systemd</text:p>
      <text:p text:style-name="P13"><text:s/>1135 bp0017 <text:s text:c="3"/>20 <text:s text:c="2"/>0 <text:s/>112052 <text:s text:c="2"/>2712 <text:s text:c="4"/>44 S <text:s text:c="2"/>0.0 <text:s/>0.0 <text:s text:c="2"/>0:00.00 (sd-pam)</text:p>
      <text:p text:style-name="P13"><text:soft-page-break/><text:s/>1151 bp0017 <text:s text:c="3"/>20 <text:s text:c="2"/>0 <text:s/>281252 <text:s text:c="2"/>7720 <text:s text:c="2"/>6760 S <text:s text:c="2"/>0.0 <text:s/>0.1 <text:s text:c="2"/>0:00.04 gnome-keyr+</text:p>
      <text:p text:style-name="P13"><text:s/>1154 bp0017 <text:s text:c="3"/>20 <text:s text:c="2"/>0 <text:s text:c="3"/>4628 <text:s text:c="2"/>1628 <text:s text:c="2"/>1536 S <text:s text:c="2"/>0.0 <text:s/>0.0 <text:s text:c="2"/>0:00.03 sh</text:p>
      <text:p text:style-name="P13"><text:s/>1169 bp0017 <text:s text:c="3"/>20 <text:s text:c="2"/>0 <text:s text:c="2"/>50596 <text:s text:c="2"/>5064 <text:s text:c="2"/>3828 S <text:s text:c="2"/>0.0 <text:s/>0.1 <text:s text:c="2"/>0:00.43 dbus-daemon</text:p>
      <text:p text:style-name="P13"><text:s/>1255 bp0017 <text:s text:c="3"/>20 <text:s text:c="2"/>0 <text:s text:c="2"/>11304 <text:s text:c="3"/>320 <text:s text:c="5"/>0 S <text:s text:c="2"/>0.0 <text:s/>0.0 <text:s text:c="2"/>0:00.00 ssh-agent</text:p>
      <text:p text:style-name="P13"><text:s/>1273 bp0017 <text:s text:c="3"/>20 <text:s text:c="2"/>0 <text:s/>334096 <text:s/>14480 <text:s/>12660 S <text:s text:c="2"/>0.0 <text:s/>0.2 <text:s text:c="2"/>0:00.06 xfce4-sess+</text:p>
      <text:p text:style-name="P13"><text:s/>1277 bp0017 <text:s text:c="3"/>20 <text:s text:c="2"/>0 <text:s text:c="2"/>59376 <text:s text:c="2"/>5192 <text:s text:c="2"/>4528 S <text:s text:c="2"/>0.0 <text:s/>0.1 <text:s text:c="2"/>0:00.02 xfconfd</text:p>
      <text:p text:style-name="P13"><text:s/>1284 bp0017 <text:s text:c="3"/>20 <text:s text:c="2"/>0 <text:s/>191772 <text:s/>26100 <text:s/>18872 S <text:s text:c="2"/>0.0 <text:s/>0.3 <text:s text:c="2"/>0:08.87 xfwm4</text:p>
      <text:p text:style-name="P13"><text:s/>1288 bp0017 <text:s text:c="3"/>20 <text:s text:c="2"/>0 <text:s/>406464 <text:s/>29228 <text:s/>22424 S <text:s text:c="2"/>0.0 <text:s/>0.4 <text:s text:c="2"/>0:01.98 xfce4-panel</text:p>
      <text:p text:style-name="P13"><text:s/>1290 bp0017 <text:s text:c="3"/>20 <text:s text:c="2"/>0 <text:s/>558160 <text:s/>35528 <text:s/>27092 S <text:s text:c="2"/>0.0 <text:s/>0.4 <text:s text:c="2"/>0:03.63 Thunar</text:p>
      <text:p text:style-name="P13"><text:s/>1292 bp0017 <text:s text:c="3"/>20 <text:s text:c="2"/>0 <text:s/>579004 <text:s/>51488 <text:s/>31936 S <text:s text:c="2"/>0.0 <text:s/>0.6 <text:s text:c="2"/>0:01.17 xfdesktop</text:p>
      <text:p text:style-name="P13"><text:s/>1293 bp0017 <text:s text:c="3"/>20 <text:s text:c="2"/>0 <text:s/>647864 <text:s/>37376 <text:s/>28012 S <text:s text:c="2"/>0.0 <text:s/>0.5 <text:s text:c="2"/>0:04.77 plank</text:p>
      <text:p text:style-name="P13"><text:s/>1294 bp0017 <text:s text:c="3"/>20 <text:s text:c="2"/>0 <text:s text:c="3"/>4628 <text:s text:c="3"/>872 <text:s text:c="3"/>808 S <text:s text:c="2"/>0.0 <text:s/>0.0 <text:s text:c="2"/>0:00.00 ruby.sh</text:p>
      <text:p text:style-name="P13"><text:s/>1296 bp0017 <text:s text:c="3"/>20 <text:s text:c="2"/>0 <text:s/>646332 <text:s/>55532 <text:s/>31840 S <text:s text:c="2"/>0.0 <text:s/>0.7 <text:s text:c="2"/>0:00.83 guake</text:p>
      <text:p text:style-name="P13"><text:s/>1301 bp0017 <text:s text:c="3"/>20 <text:s text:c="2"/>0 <text:s/>381928 <text:s/>17120 <text:s/>14288 S <text:s text:c="2"/>0.0 <text:s/>0.2 <text:s text:c="2"/>0:00.61 xfsettingsd</text:p>
      <text:p text:style-name="P13">…</text:p>
      <text:p text:style-name="P13">… </text:p>
      <text:p text:style-name="P13">The system appears to automatically kill processes when the terminal window is closed. This is on Ubuntu 18.04 <text:tab/>using bash 4.4.19. <text:span text:style-name="T10">However, we can use the disown command to cause processes to “detach” from a terminal window. </text:span></text:p>
      <text:p text:style-name="P13"/>
      <text:p text:style-name="P14">$./for &amp; ./for &amp; ./for &amp; ./for &amp; ./for &amp; ./for &amp; <text:s/>./for &amp; ./for &amp; ./for &amp; ./for &amp; ./for &amp;</text:p>
      <text:p text:style-name="P4"><text:span text:style-name="T10">$</text:span>disown <text:s/>-h <text:s/>%1</text:p>
      <text:p text:style-name="P14"/>
      <text:p text:style-name="P14">Then, upon closing the terminal window:</text:p>
      <text:p text:style-name="P14"/>
      <text:p text:style-name="P14">top - 15:06:40 up <text:s/>1:00, <text:s/>2 users, <text:s/>load average: 1.88, 0.84, 0.65</text:p>
      <text:p text:style-name="P14">Tasks: 242 total, <text:s/>12 running, 165 sleeping, <text:s text:c="2"/>0 stopped, <text:s text:c="2"/>0 zombie</text:p>
      <text:p text:style-name="P14">%Cpu(s): <text:s/>4.5 us, <text:s/>0.4 sy, <text:s/>0.0 ni, 95.0 id, <text:s/>0.0 wa, <text:s/>0.0 hi, <text:s/>0.0 si, <text:s/>0.0 st</text:p>
      <text:p text:style-name="P14">KiB Mem : <text:s/>7985248 total, <text:s/>4612736 free, <text:s/>1556096 used, <text:s/>1816416 buff/cache</text:p>
      <text:p text:style-name="P14">KiB Swap: <text:s text:c="4"/>1020 total, <text:s text:c="4"/>1020 free, <text:s text:c="7"/>0 used. <text:s/>6036748 avail Mem </text:p>
      <text:p text:style-name="P14"/>
      <text:p text:style-name="P14"><text:s text:c="2"/>PID USER <text:s text:c="5"/>PR <text:s/>NI <text:s text:c="3"/>VIRT <text:s text:c="3"/>RES <text:s text:c="3"/>SHR S <text:s/>%CPU %MEM <text:s text:c="4"/>TIME+ COMMAND</text:p>
      <text:p text:style-name="P14">17401 bp0017 <text:s text:c="3"/>20 <text:s text:c="2"/>0 <text:s text:c="3"/>4508 <text:s text:c="3"/>720 <text:s text:c="3"/>656 R 100.0 <text:s/>0.0 <text:s text:c="2"/>0:05.66 for</text:p>
      <text:p text:style-name="P14">17409 bp0017 <text:s text:c="3"/>20 <text:s text:c="2"/>0 <text:s text:c="3"/>4508 <text:s text:c="3"/>756 <text:s text:c="3"/>692 R 100.0 <text:s/>0.0 <text:s text:c="2"/>0:05.06 for</text:p>
      <text:p text:style-name="P14">17403 bp0017 <text:s text:c="3"/>20 <text:s text:c="2"/>0 <text:s text:c="3"/>4508 <text:s text:c="3"/>736 <text:s text:c="3"/>672 R <text:s/>93.3 <text:s/>0.0 <text:s text:c="2"/>0:05.42 for</text:p>
      <text:p text:style-name="P14">17407 bp0017 <text:s text:c="3"/>20 <text:s text:c="2"/>0 <text:s text:c="3"/>4508 <text:s text:c="3"/>768 <text:s text:c="3"/>704 R <text:s/>93.3 <text:s/>0.0 <text:s text:c="2"/>0:05.51 for</text:p>
      <text:p text:style-name="P14">17404 bp0017 <text:s text:c="3"/>20 <text:s text:c="2"/>0 <text:s text:c="3"/>4508 <text:s text:c="3"/>768 <text:s text:c="3"/>704 R <text:s/>80.0 <text:s/>0.0 <text:s text:c="2"/>0:04.78 for</text:p>
      <text:p text:style-name="P14">17408 bp0017 <text:s text:c="3"/>20 <text:s text:c="2"/>0 <text:s text:c="3"/>4508 <text:s text:c="3"/>748 <text:s text:c="3"/>684 R <text:s/>80.0 <text:s/>0.0 <text:s text:c="2"/>0:04.95 for</text:p>
      <text:p text:style-name="P14">17400 bp0017 <text:s text:c="3"/>20 <text:s text:c="2"/>0 <text:s text:c="3"/>4508 <text:s text:c="3"/>812 <text:s text:c="3"/>748 R <text:s/>66.7 <text:s/>0.0 <text:s text:c="2"/>0:05.19 for</text:p>
      <text:p text:style-name="P14">17410 bp0017 <text:s text:c="3"/>20 <text:s text:c="2"/>0 <text:s text:c="3"/>4508 <text:s text:c="3"/>856 <text:s text:c="3"/>792 R <text:s/>66.7 <text:s/>0.0 <text:s text:c="2"/>0:04.96 for</text:p>
      <text:p text:style-name="P14">17402 bp0017 <text:s text:c="3"/>20 <text:s text:c="2"/>0 <text:s text:c="3"/>4508 <text:s text:c="3"/>712 <text:s text:c="3"/>648 R <text:s/>53.3 <text:s/>0.0 <text:s text:c="2"/>0:05.08 for</text:p>
      <text:p text:style-name="P14">17405 bp0017 <text:s text:c="3"/>20 <text:s text:c="2"/>0 <text:s text:c="3"/>4508 <text:s text:c="3"/>740 <text:s text:c="3"/>680 R <text:s/>53.3 <text:s/>0.0 <text:s text:c="2"/>0:05.65 for</text:p>
      <text:p text:style-name="P14">17406 bp0017 <text:s text:c="3"/>20 <text:s text:c="2"/>0 <text:s text:c="3"/>4508 <text:s text:c="3"/>716 <text:s text:c="3"/>652 R <text:s/>53.3 <text:s/>0.0 <text:s text:c="2"/>0:06.66 for</text:p>
      <text:p text:style-name="P14"><text:s/>8846 bp0017 <text:s text:c="3"/>20 <text:s text:c="2"/>0 <text:s/>600388 <text:s/>56864 <text:s/>29504 S <text:s text:c="2"/>6.7 <text:s/>0.7 <text:s text:c="2"/>0:27.22 xfce4-term+</text:p>
      <text:p text:style-name="P14"><text:s/>1134 bp0017 <text:s text:c="3"/>20 <text:s text:c="2"/>0 <text:s text:c="2"/>76992 <text:s text:c="2"/>8060 <text:s text:c="2"/>6664 S <text:s text:c="2"/>0.0 <text:s/>0.1 <text:s text:c="2"/>0:00.03 systemd</text:p>
      <text:p text:style-name="P14"><text:s/>… </text:p>
      <text:p text:style-name="P14">… </text:p>
      <text:p text:style-name="P14">Now the processes remain. <text:span text:style-name="T11">Anecdotally, on different platforms (such as Windows) this behavior may not be the sa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6.2$Linux_X86_64 LibreOffice_project/00m0$Build-2</meta:generator>
    <meta:editing-cycles>0</meta:editing-cycles>
    <meta:editing-duration>P0D</meta:editing-duration>
    <meta:document-statistic meta:table-count="0" meta:image-count="0" meta:object-count="0" meta:page-count="4" meta:paragraph-count="164" meta:word-count="2103" meta:character-count="12697" meta:non-whitespace-character-count="8662"/>
  </office:meta>
</office:document-meta>
</file>